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9cm" draw:marker-end-width="0.3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fill-color="#000000" draw:textarea-horizontal-align="center" draw:textarea-vertical-align="middle"/>
    </style:style>
    <style:style style:name="gr4" style:family="graphic" style:parent-style-name="standard">
      <style:graphic-properties svg:stroke-width="0.03cm" draw:marker-start-width="0.35cm" draw:marker-end="Arrow" draw:marker-end-width="0.17cm" draw:fill="none" draw:fill-color="#000000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3cm" draw:marker-start-width="0.35cm" draw:marker-end="Arrow" draw:marker-end-width="0.17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draw:marker-start-width="0.36cm" draw:marker-end="Arrow" draw:marker-end-width="0.18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Ultrafine_20_Dashed" svg:stroke-width="0.02cm" draw:marker-start-width="0.33cm" draw:marker-end="Arrow" draw:marker-end-width="0.1cm" draw:textarea-horizontal-align="center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draw:stroke="dash" draw:stroke-dash="Ultrafine_20_Dashed" svg:stroke-width="0.02cm" draw:marker-start-width="0.34cm" draw:marker-end="Arrow" draw:marker-end-width="0.1cm" draw:textarea-horizontal-align="center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draw:stroke="dash" draw:stroke-dash="Ultrafine_20_Dashed" svg:stroke-width="0.02cm" svg:stroke-color="#008000" draw:marker-start-width="0.33cm" draw:marker-end="Arrow" draw:marker-end-width="0.1cm" draw:textarea-horizontal-align="center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12" style:family="graphic" style:parent-style-name="standard">
      <style:graphic-properties svg:stroke-width="0.03cm" svg:stroke-color="#008000" draw:marker-start-width="0.36cm" draw:marker-end="Arrow" draw:marker-end-width="0.18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family="Corbel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Corbel" style:font-pitch="variable" fo:font-size="12pt" style:font-size-asian="12pt" style:font-size-complex="12pt"/>
    </style:style>
    <style:style style:name="T1" style:family="text">
      <style:text-properties fo:font-family="Corbel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1cm" svg:height="4.856cm" svg:x="10.9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74cm" svg:height="0.767cm" svg:x="14.4cm" svg:y="4.1cm">
          <draw:text-box>
            <text:p><text:span text:style-name="T1">N 1</text:span></text:p>
          </draw:text-box>
        </draw:frame>
        <draw:frame draw:style-name="gr2" draw:text-style-name="P2" draw:layer="layout" svg:width="1.209cm" svg:height="0.767cm" svg:x="14.7cm" svg:y="6.233cm">
          <draw:text-box>
            <text:p><text:span text:style-name="T1">N14</text:span></text:p>
          </draw:text-box>
        </draw:frame>
        <draw:frame draw:style-name="gr2" draw:text-style-name="P2" draw:layer="layout" svg:width="1.205cm" svg:height="0.767cm" svg:x="11.395cm" svg:y="6.833cm">
          <draw:text-box>
            <text:p><text:span text:style-name="T1">N32</text:span></text:p>
          </draw:text-box>
        </draw:frame>
        <draw:frame draw:style-name="gr2" draw:text-style-name="P2" draw:layer="layout" svg:width="1.192cm" svg:height="0.767cm" svg:x="11.6cm" svg:y="4cm">
          <draw:text-box>
            <text:p><text:span text:style-name="T1">N51</text:span></text:p>
          </draw:text-box>
        </draw:frame>
        <draw:frame draw:style-name="gr2" draw:text-style-name="P2" draw:layer="layout" svg:width="1.222cm" svg:height="0.767cm" svg:x="12.9cm" svg:y="3.468cm">
          <draw:text-box>
            <text:p><text:span text:style-name="T1">N54</text:span></text:p>
          </draw:text-box>
        </draw:frame>
        <draw:rect draw:style-name="gr3" draw:text-style-name="P3" draw:id="id5" draw:layer="layout" svg:width="1cm" svg:height="0.5cm" svg:x="16.4cm" svg:y="5.5cm">
          <text:p text:style-name="P1"><text:span text:style-name="T1">K10</text:span></text:p>
        </draw:rect>
        <draw:rect draw:style-name="gr3" draw:text-style-name="P3" draw:id="id11" draw:layer="layout" svg:width="1cm" svg:height="0.5cm" svg:x="15.8cm" svg:y="7.8cm">
          <text:p text:style-name="P1"><text:span text:style-name="T1">K16</text:span></text:p>
        </draw:rect>
        <draw:rect draw:style-name="gr3" draw:text-style-name="P3" draw:id="id7" draw:layer="layout" svg:width="1cm" svg:height="0.5cm" svg:x="12.9cm" svg:y="8.5cm">
          <text:p text:style-name="P1"><text:span text:style-name="T1">K24</text:span></text:p>
        </draw:rect>
        <draw:rect draw:style-name="gr3" draw:text-style-name="P3" draw:id="id1" draw:layer="layout" svg:width="1cm" svg:height="0.5cm" svg:x="10.5cm" svg:y="2.9cm">
          <text:p text:style-name="P1"><text:span text:style-name="T1">K51</text:span></text:p>
        </draw:rect>
        <draw:rect draw:style-name="gr3" draw:text-style-name="P3" draw:id="id3" draw:layer="layout" svg:width="1cm" svg:height="0.5cm" svg:x="13.9cm" svg:y="2.5cm">
          <text:p text:style-name="P1"><text:span text:style-name="T1">K55</text:span></text:p>
        </draw:rect>
        <draw:connector draw:style-name="gr4" draw:text-style-name="P1" draw:layer="layout" draw:type="line" svg:x1="11cm" svg:y1="3.4cm" svg:x2="11.63cm" svg:y2="4.03cm" draw:start-shape="id1" draw:start-glue-point="2" draw:end-shape="id2" draw:end-glue-point="5" svg:d="m11000 3400 630 630">
          <text:p/>
        </draw:connector>
        <draw:connector draw:style-name="gr5" draw:text-style-name="P1" draw:layer="layout" draw:type="line" svg:x1="14.4cm" svg:y1="3cm" svg:x2="15.15cm" svg:y2="3.979cm" draw:start-shape="id3" draw:start-glue-point="2" draw:end-shape="id4" draw:end-glue-point="4" svg:d="m14400 3000 750 979">
          <text:p/>
        </draw:connector>
        <draw:connector draw:style-name="gr6" draw:text-style-name="P1" draw:layer="layout" draw:type="line" svg:x1="16.9cm" svg:y1="6cm" svg:x2="15.919cm" svg:y2="6.738cm" draw:start-shape="id5" draw:start-glue-point="2" draw:end-shape="id6" draw:end-glue-point="11" svg:d="m16900 6000-981 738">
          <text:p/>
        </draw:connector>
        <draw:connector draw:style-name="gr5" draw:text-style-name="P1" draw:layer="layout" draw:type="line" svg:x1="12.9cm" svg:y1="8.75cm" svg:x2="11.712cm" svg:y2="7.726cm" draw:start-shape="id7" draw:start-glue-point="3" draw:end-shape="id8" draw:end-glue-point="9" svg:d="m12900 8750-1188-1024">
          <text:p/>
        </draw:connector>
        <draw:custom-shape draw:style-name="gr7" draw:text-style-name="P1" draw:id="id2" draw:layer="layout" svg:width="0.255cm" svg:height="0.255cm" svg:x="11.593cm" svg:y="3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4" draw:layer="layout" svg:width="0.255cm" svg:height="0.256cm" svg:x="15.022cm" svg:y="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55cm" svg:height="0.255cm" svg:x="13.301cm" svg:y="3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8" draw:layer="layout" svg:width="0.255cm" svg:height="0.255cm" svg:x="11.494cm" svg:y="7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6" draw:layer="layout" svg:width="0.255cm" svg:height="0.255cm" svg:x="15.701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9" draw:layer="layout" svg:width="0.255cm" svg:height="0.256cm" svg:x="15.762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86cm" svg:height="0.767cm" svg:x="14.926cm" svg:y="5cm">
          <draw:text-box>
            <text:p><text:span text:style-name="T1">N 5</text:span></text:p>
          </draw:text-box>
        </draw:frame>
        <draw:connector draw:style-name="gr8" draw:text-style-name="P1" draw:layer="layout" draw:type="curve" svg:x1="15.277cm" svg:y1="4.107cm" svg:x2="15.89cm" svg:y2="5.1cm" draw:start-shape="id4" draw:start-glue-point="10" draw:end-shape="id9" draw:end-glue-point="4" svg:d="m15277 4107c409 0 613 331 613 993">
          <text:p/>
        </draw:connector>
        <draw:connector draw:style-name="gr8" draw:text-style-name="P1" draw:layer="layout" draw:type="curve" svg:x1="15.277cm" svg:y1="4.107cm" svg:x2="15.98cm" svg:y2="5.137cm" draw:start-shape="id4" draw:start-glue-point="10" draw:end-shape="id9" draw:end-glue-point="11" svg:d="m15277 4107c469 0 703 343 703 1030">
          <text:p/>
        </draw:connector>
        <draw:connector draw:style-name="gr8" draw:text-style-name="P1" draw:layer="layout" draw:type="curve" svg:x1="15.277cm" svg:y1="4.107cm" svg:x2="16.017cm" svg:y2="5.228cm" draw:start-shape="id4" draw:start-glue-point="10" draw:end-shape="id9" draw:end-glue-point="10" svg:d="m15277 4107c1860 0 1490 1121 740 1121">
          <text:p/>
        </draw:connector>
        <draw:connector draw:style-name="gr9" draw:text-style-name="P1" draw:layer="layout" draw:type="curve" draw:line-skew="1.125cm" svg:x1="15.277cm" svg:y1="4.107cm" svg:x2="15.956cm" svg:y2="6.829cm" draw:start-shape="id4" draw:start-glue-point="10" draw:end-shape="id6" draw:end-glue-point="10" svg:d="m15277 4107c3456 0 3116 2722 679 2722">
          <text:p/>
        </draw:connector>
        <draw:connector draw:style-name="gr10" draw:text-style-name="P1" draw:layer="layout" draw:type="curve" draw:line-skew="1.898cm" svg:x1="15.277cm" svg:y1="4.107cm" svg:x2="15.337cm" svg:y2="7.698cm" draw:start-shape="id4" draw:start-glue-point="10" draw:end-shape="id10" draw:end-glue-point="10" svg:d="m15277 4107c3687 0 3657 3591 60 3591">
          <text:p/>
        </draw:connector>
        <draw:connector draw:style-name="gr8" draw:text-style-name="P1" draw:layer="layout" draw:type="curve" draw:line-skew="1.118cm" svg:x1="15.24cm" svg:y1="4.198cm" svg:x2="11.721cm" svg:y2="4.248cm" draw:start-shape="id4" draw:start-glue-point="9" draw:end-shape="id2" draw:end-glue-point="8" svg:d="m15240 4198c0 2502-3519 2477-3519 50">
          <text:p/>
        </draw:connector>
        <draw:custom-shape draw:style-name="gr11" draw:text-style-name="P1" draw:id="id10" draw:layer="layout" svg:width="0.255cm" svg:height="0.255cm" svg:x="15.082cm" svg:y="7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22cm" svg:height="0.767cm" svg:x="14.191cm" svg:y="7cm">
          <draw:text-box>
            <text:p><text:span text:style-name="T1">N20</text:span></text:p>
          </draw:text-box>
        </draw:frame>
        <draw:connector draw:style-name="gr12" draw:text-style-name="P1" draw:layer="layout" draw:type="line" svg:x1="15.8cm" svg:y1="8.05cm" svg:x2="15.3cm" svg:y2="7.788cm" draw:start-shape="id11" draw:start-glue-point="3" draw:end-shape="id10" draw:end-glue-point="9" svg:d="m15800 8050-500-262">
          <text:p/>
        </draw:connector>
        <draw:custom-shape draw:style-name="gr1" draw:text-style-name="P1" draw:layer="layout" svg:width="5.096cm" svg:height="4.856cm" svg:x="2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74cm" svg:height="0.767cm" svg:x="6cm" svg:y="4.1cm">
          <draw:text-box>
            <text:p><text:span text:style-name="T1">N 1</text:span></text:p>
          </draw:text-box>
        </draw:frame>
        <draw:frame draw:style-name="gr2" draw:text-style-name="P2" draw:layer="layout" svg:width="1.209cm" svg:height="0.767cm" svg:x="6.3cm" svg:y="6.233cm">
          <draw:text-box>
            <text:p><text:span text:style-name="T1">N14</text:span></text:p>
          </draw:text-box>
        </draw:frame>
        <draw:frame draw:style-name="gr2" draw:text-style-name="P2" draw:layer="layout" svg:width="1.205cm" svg:height="0.767cm" svg:x="2.995cm" svg:y="6.833cm">
          <draw:text-box>
            <text:p><text:span text:style-name="T1">N32</text:span></text:p>
          </draw:text-box>
        </draw:frame>
        <draw:frame draw:style-name="gr2" draw:text-style-name="P2" draw:layer="layout" svg:width="1.192cm" svg:height="0.767cm" svg:x="3.2cm" svg:y="4cm">
          <draw:text-box>
            <text:p><text:span text:style-name="T1">N51</text:span></text:p>
          </draw:text-box>
        </draw:frame>
        <draw:frame draw:style-name="gr2" draw:text-style-name="P2" draw:layer="layout" svg:width="1.222cm" svg:height="0.767cm" svg:x="4.5cm" svg:y="3.468cm">
          <draw:text-box>
            <text:p><text:span text:style-name="T1">N54</text:span></text:p>
          </draw:text-box>
        </draw:frame>
        <draw:rect draw:style-name="gr3" draw:text-style-name="P3" draw:id="id16" draw:layer="layout" svg:width="1cm" svg:height="0.5cm" svg:x="8cm" svg:y="5.5cm">
          <text:p text:style-name="P1"><text:span text:style-name="T1">K10</text:span></text:p>
        </draw:rect>
        <draw:rect draw:style-name="gr3" draw:text-style-name="P3" draw:id="id21" draw:layer="layout" svg:width="1cm" svg:height="0.5cm" svg:x="7.5cm" svg:y="7.5cm">
          <text:p text:style-name="P1"><text:span text:style-name="T1">K16</text:span></text:p>
        </draw:rect>
        <draw:rect draw:style-name="gr3" draw:text-style-name="P3" draw:id="id18" draw:layer="layout" svg:width="1cm" svg:height="0.5cm" svg:x="4.5cm" svg:y="8.5cm">
          <text:p text:style-name="P1"><text:span text:style-name="T1">K24</text:span></text:p>
        </draw:rect>
        <draw:rect draw:style-name="gr3" draw:text-style-name="P3" draw:id="id12" draw:layer="layout" svg:width="1cm" svg:height="0.5cm" svg:x="2.1cm" svg:y="2.9cm">
          <text:p text:style-name="P1"><text:span text:style-name="T1">K51</text:span></text:p>
        </draw:rect>
        <draw:rect draw:style-name="gr3" draw:text-style-name="P3" draw:id="id14" draw:layer="layout" svg:width="1cm" svg:height="0.5cm" svg:x="5.5cm" svg:y="2.5cm">
          <text:p text:style-name="P1"><text:span text:style-name="T1">K55</text:span></text:p>
        </draw:rect>
        <draw:connector draw:style-name="gr4" draw:text-style-name="P1" draw:layer="layout" draw:type="line" svg:x1="2.6cm" svg:y1="3.4cm" svg:x2="3.23cm" svg:y2="4.03cm" draw:start-shape="id12" draw:start-glue-point="2" draw:end-shape="id13" draw:end-glue-point="5" svg:d="m2600 3400 630 630">
          <text:p/>
        </draw:connector>
        <draw:connector draw:style-name="gr5" draw:text-style-name="P1" draw:layer="layout" draw:type="line" svg:x1="6cm" svg:y1="3cm" svg:x2="6.75cm" svg:y2="3.979cm" draw:start-shape="id14" draw:start-glue-point="2" draw:end-shape="id15" draw:end-glue-point="4" svg:d="m6000 3000 750 979">
          <text:p/>
        </draw:connector>
        <draw:connector draw:style-name="gr6" draw:text-style-name="P1" draw:layer="layout" draw:type="line" svg:x1="8.5cm" svg:y1="6cm" svg:x2="7.519cm" svg:y2="6.738cm" draw:start-shape="id16" draw:start-glue-point="2" draw:end-shape="id17" draw:end-glue-point="11" svg:d="m8500 6000-981 738">
          <text:p/>
        </draw:connector>
        <draw:connector draw:style-name="gr5" draw:text-style-name="P1" draw:layer="layout" draw:type="line" svg:x1="4.5cm" svg:y1="8.75cm" svg:x2="3.312cm" svg:y2="7.726cm" draw:start-shape="id18" draw:start-glue-point="3" draw:end-shape="id19" draw:end-glue-point="9" svg:d="m4500 8750-1188-1024">
          <text:p/>
        </draw:connector>
        <draw:custom-shape draw:style-name="gr7" draw:text-style-name="P1" draw:id="id13" draw:layer="layout" svg:width="0.255cm" svg:height="0.255cm" svg:x="3.193cm" svg:y="3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15" draw:layer="layout" svg:width="0.255cm" svg:height="0.256cm" svg:x="6.622cm" svg:y="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55cm" svg:height="0.255cm" svg:x="4.901cm" svg:y="3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19" draw:layer="layout" svg:width="0.255cm" svg:height="0.255cm" svg:x="3.094cm" svg:y="7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17" draw:layer="layout" svg:width="0.255cm" svg:height="0.255cm" svg:x="7.301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20" draw:layer="layout" svg:width="0.255cm" svg:height="0.256cm" svg:x="7.362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86cm" svg:height="0.767cm" svg:x="6.526cm" svg:y="5cm">
          <draw:text-box>
            <text:p><text:span text:style-name="T1">N 5</text:span></text:p>
          </draw:text-box>
        </draw:frame>
        <draw:connector draw:style-name="gr8" draw:text-style-name="P1" draw:layer="layout" draw:type="curve" svg:x1="6.877cm" svg:y1="4.107cm" svg:x2="7.49cm" svg:y2="5.1cm" draw:start-shape="id15" draw:start-glue-point="10" draw:end-shape="id20" draw:end-glue-point="4" svg:d="m6877 4107c409 0 613 331 613 993">
          <text:p/>
        </draw:connector>
        <draw:connector draw:style-name="gr8" draw:text-style-name="P1" draw:layer="layout" draw:type="curve" svg:x1="6.877cm" svg:y1="4.107cm" svg:x2="7.58cm" svg:y2="5.137cm" draw:start-shape="id15" draw:start-glue-point="10" draw:end-shape="id20" draw:end-glue-point="11" svg:d="m6877 4107c469 0 703 343 703 1030">
          <text:p/>
        </draw:connector>
        <draw:connector draw:style-name="gr8" draw:text-style-name="P1" draw:layer="layout" draw:type="curve" svg:x1="6.877cm" svg:y1="4.107cm" svg:x2="7.617cm" svg:y2="5.228cm" draw:start-shape="id15" draw:start-glue-point="10" draw:end-shape="id20" draw:end-glue-point="10" svg:d="m6877 4107c1860 0 1490 1121 740 1121">
          <text:p/>
        </draw:connector>
        <draw:connector draw:style-name="gr9" draw:text-style-name="P1" draw:layer="layout" draw:type="curve" draw:line-skew="1.025cm" svg:x1="6.877cm" svg:y1="4.107cm" svg:x2="7.556cm" svg:y2="6.829cm" draw:start-shape="id15" draw:start-glue-point="10" draw:end-shape="id17" draw:end-glue-point="10" svg:d="m6877 4107c3306 0 2966 2722 679 2722">
          <text:p/>
        </draw:connector>
        <draw:connector draw:style-name="gr8" draw:text-style-name="P1" draw:layer="layout" draw:type="curve" svg:x1="6.84cm" svg:y1="4.198cm" svg:x2="3.349cm" svg:y2="7.636cm" draw:start-shape="id15" draw:start-glue-point="9" draw:end-shape="id19" draw:end-glue-point="10" svg:d="m6840 4198c0 2292-1163 3438-3491 3438">
          <text:p/>
        </draw:connector>
        <draw:connector draw:style-name="gr8" draw:text-style-name="P1" draw:layer="layout" draw:type="curve" draw:line-skew="0.99cm" svg:x1="6.84cm" svg:y1="4.198cm" svg:x2="3.321cm" svg:y2="4.248cm" draw:start-shape="id15" draw:start-glue-point="9" draw:end-shape="id13" draw:end-glue-point="8" svg:d="m6840 4198c0 2310-3519 2285-3519 50">
          <text:p/>
        </draw:connector>
        <draw:connector draw:style-name="gr5" draw:text-style-name="P1" draw:layer="layout" draw:type="line" svg:x1="7.5cm" svg:y1="7.75cm" svg:x2="3.312cm" svg:y2="7.726cm" draw:start-shape="id21" draw:start-glue-point="3" svg:d="m7500 7750-4188-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04-11T20:44:16</meta:creation-date>
    <dc:date>2010-04-26T13:25:23</dc:date>
    <dc:creator>Johannes Held</dc:creator>
    <meta:editing-duration>PT01H07M34S</meta:editing-duration>
    <meta:editing-cycles>25</meta:editing-cycles>
    <meta:generator>OpenOffice.org/3.2$Unix OpenOffice.org_project/320m12$Build-9483</meta:generator>
    <meta:document-statistic meta:object-count="60"/>
  </office:meta>
</office:document-meta>
</file>